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3000001435EF78508F7303B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tlanta" svg:font-family="Atlanta" style:font-pitch="variable"/>
    <style:font-face style:name="Atlanta1" svg:font-family="Atlant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2.216cm"/>
      <style:paragraph-properties style:writing-mode="lr-tb"/>
    </style:style>
    <style:style style:name="pr3" style:family="presentation" style:parent-style-name="Default-outline1">
      <style:graphic-properties fo:min-height="0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presentation:notes draw:style-name="dp1">
          <draw:page-thumbnail draw:style-name="gr1" draw:layer="layout" svg:width="11.136cm" svg:height="11.136cm" svg:x="4.931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6.858cm" svg:height="2.795cm" svg:x="0.381cm" svg:y="5.137cm" presentation:class="title" presentation:user-transformed="true">
          <draw:text-box>
            <text:p>ARM</text:p>
          </draw:text-box>
        </draw:frame>
        <draw:frame presentation:style-name="pr3" draw:layer="layout" svg:width="0.797cm" svg:height="0.102cm" svg:x="-1.697cm" svg:y="7.61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6.858cm" svg:height="2.795cm" svg:x="0.381cm" svg:y="5.137cm" presentation:class="title" presentation:user-transformed="true">
          <draw:text-box>
            <text:p>PLAT</text:p>
          </draw:text-box>
        </draw:frame>
        <draw:frame presentation:style-name="pr3" draw:layer="layout" svg:width="0.797cm" svg:height="0.102cm" svg:x="-1.697cm" svg:y="7.619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6.858cm" svg:height="2.795cm" svg:x="0.381cm" svg:y="5.137cm" presentation:class="title" presentation:user-transformed="true">
          <draw:text-box>
            <text:p>GRIP</text:p>
          </draw:text-box>
        </draw:frame>
        <draw:frame presentation:style-name="pr3" draw:layer="layout" svg:width="0.797cm" svg:height="0.102cm" svg:x="-1.697cm" svg:y="7.619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6.858cm" svg:height="2.795cm" svg:x="0.381cm" svg:y="5.137cm" presentation:class="title" presentation:user-transformed="true">
          <draw:text-box>
            <text:p>CAN</text:p>
          </draw:text-box>
        </draw:frame>
        <draw:frame presentation:style-name="pr3" draw:layer="layout" svg:width="0.797cm" svg:height="0.102cm" svg:x="-1.697cm" svg:y="7.619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6.858cm" svg:height="2.795cm" svg:x="0.381cm" svg:y="5.137cm" presentation:class="title" presentation:user-transformed="true">
          <draw:text-box>
            <text:p>MISC</text:p>
          </draw:text-box>
        </draw:frame>
        <draw:frame presentation:style-name="pr3" draw:layer="layout" svg:width="0.797cm" svg:height="0.102cm" svg:x="-1.697cm" svg:y="7.619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6.858cm" svg:height="2.795cm" svg:x="0.381cm" svg:y="5.137cm" presentation:class="title" presentation:user-transformed="true">
          <draw:text-box>
            <text:p>SEQ</text:p>
          </draw:text-box>
        </draw:frame>
        <draw:frame presentation:style-name="pr3" draw:layer="layout" svg:width="0.797cm" svg:height="0.102cm" svg:x="-1.697cm" svg:y="7.619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6.858cm" svg:height="2.795cm" svg:x="0.381cm" svg:y="5.137cm" presentation:class="title" presentation:user-transformed="true">
          <draw:text-box>
            <text:p>PLAN</text:p>
          </draw:text-box>
        </draw:frame>
        <draw:frame presentation:style-name="pr3" draw:layer="layout" svg:width="0.797cm" svg:height="0.102cm" svg:x="-1.697cm" svg:y="7.619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0.797cm" svg:height="0.102cm" svg:x="-1.697cm" svg:y="7.619cm" presentation:class="outline" presentation:placeholder="true">
          <draw:text-box/>
        </draw:frame>
        <draw:frame presentation:style-name="pr2" draw:text-style-name="P3" draw:layer="layout" svg:width="7.62cm" svg:height="2.216cm" svg:x="0cm" svg:y="5.425cm" presentation:class="title" presentation:user-transformed="true">
          <draw:text-box>
            <text:p><text:span text:style-name="T1">SERVO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3" draw:layer="layout" svg:width="7.62cm" svg:height="2.216cm" svg:x="0cm" svg:y="5.425cm" presentation:class="title" presentation:user-transformed="true">
          <draw:text-box>
            <text:p><text:span text:style-name="T1">ARUCO</text:span></text:p>
          </draw:text-box>
        </draw:frame>
        <draw:frame presentation:style-name="pr3" draw:layer="layout" svg:width="0.797cm" svg:height="0.102cm" svg:x="-1.697cm" svg:y="7.619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tlanta" svg:font-family="Atlanta" style:font-pitch="variable"/>
    <style:font-face style:name="Atlanta1" svg:font-family="Atlant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3cm" fo:margin-bottom="0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4cm" fo:margin-bottom="0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6cm" fo:margin-bottom="0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bdbdbd" style:text-outline="false" style:text-line-through-style="none" style:text-line-through-type="none" style:font-name="Atlanta" fo:font-family="Atlanta" style:font-pitch="variable" fo:font-size="7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72pt" style:font-style-asian="normal" style:font-weight-asian="bold" style:font-name-complex="Lohit Devanagari" style:font-family-complex="'Lohit Devanagari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4%" draw:gamma="100%" draw:red="0%" draw:green="0%" draw:blue="0%" fo:clip="rect(0cm, 8.874cm, 0.386cm, 0.682cm)" draw:image-opacity="100%" style:mirror="none"/>
    </style:style>
    <style:style style:name="Mpr1" style:family="presentation" style:parent-style-name="Default-title">
      <style:graphic-properties draw:auto-grow-height="false" fo:min-height="4.66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0.52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font-size="72pt" style:font-size-asian="36pt" style:font-size-complex="36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Mpr1" draw:text-style-name="MP5" draw:layer="backgroundobjects" svg:width="6.858cm" svg:height="2.216cm" svg:x="0.381cm" svg:y="5.426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0.797cm" svg:height="0.102cm" svg:x="-1.697cm" svg:y="7.619cm" presentation:class="outline" presentation:placeholder="true">
        <draw:text-box/>
      </draw:frame>
      <draw:frame draw:style-name="Mgr3" draw:text-style-name="MP6" draw:layer="backgroundobjects" svg:width="6.165cm" svg:height="4.641cm" svg:x="0.727cm" svg:y="0.389cm">
        <draw:image xlink:href="Pictures/10000201000003C3000001435EF78508F7303BCA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6.857cm" svg:height="1.271cm" svg:x="0.381cm" svg:y="0.304cm" presentation:class="title" presentation:placeholder="true">
        <draw:text-box/>
      </draw:frame>
      <draw:frame presentation:style-name="Default_20_1-outline1" draw:layer="backgroundobjects" svg:width="6.857cm" svg:height="4.418cm" svg:x="0.381cm" svg:y="1.783cm" presentation:class="outline" presentation:placeholder="true">
        <draw:text-box/>
      </draw:frame>
      <draw:frame presentation:style-name="Mpr4" draw:text-style-name="MP8" draw:layer="backgroundobjects" svg:width="1.774cm" svg:height="0.524cm" svg:x="0.381cm" svg:y="6.941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2.414cm" svg:height="0.524cm" svg:x="2.606cm" svg:y="6.941cm" presentation:class="footer">
        <draw:text-box>
          <text:p text:style-name="MP9"><presentation:footer/></text:p>
        </draw:text-box>
      </draw:frame>
      <draw:frame presentation:style-name="Mpr4" draw:text-style-name="MP12" draw:layer="backgroundobjects" svg:width="1.774cm" svg:height="0.524cm" svg:x="5.463cm" svg:y="6.941cm" presentation:class="page-number">
        <draw:text-box>
          <text:p text:style-name="MP11"><text:page-number>&lt;number&gt;</text:page-number></text:p>
        </draw:text-box>
      </draw:frame>
      <draw:frame draw:style-name="Mgr3" draw:text-style-name="MP6" draw:layer="backgroundobjects" svg:width="6.165cm" svg:height="4.641cm" svg:x="0.728cm" svg:y="1.49cm">
        <draw:image xlink:href="Pictures/10000201000003C3000001435EF78508F7303BCA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1.136cm" svg:height="11.136cm" svg:x="4.93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7T12:45:20.704033416</meta:creation-date>
    <dc:date>2023-09-05T10:50:44.271631493</dc:date>
    <meta:editing-duration>PT31M6S</meta:editing-duration>
    <meta:editing-cycles>5</meta:editing-cycles>
    <meta:generator>LibreOffice/6.4.7.2$Linux_X86_64 LibreOffice_project/40$Build-2</meta:generator>
    <meta:document-statistic meta:object-count="69"/>
  </office:meta>
</office:document-meta>
</file>